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DE LA CRUZ MOLINA ALFRE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23398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599594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DE LA CRUZ MOLINA ALFRED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23398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599594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LINARES SIHUIN, LOURDES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5916659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5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3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3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9/11/2021</text:p>
          </table:table-cell>
          <table:table-cell table:style-name="Tabla2.A3" office:value-type="string">
            <text:p text:style-name="P22">5540644</text:p>
          </table:table-cell>
          <table:table-cell table:style-name="Tabla2.D3" office:value-type="string">
            <text:p text:style-name="P23">2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6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9T23:18:0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